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cm" svg:height="3.8cm" svg:x="8.3cm" svg:y="4cm">
          <text:p/>
        </draw:rect>
        <draw:line draw:style-name="gr2" draw:text-style-name="P1" draw:layer="layout" svg:x1="8.3cm" svg:y1="4.8cm" svg:x2="12.5cm" svg:y2="4.8cm">
          <text:p/>
        </draw:line>
        <draw:line draw:style-name="gr2" draw:text-style-name="P1" draw:layer="layout" svg:x1="8.3cm" svg:y1="6.3cm" svg:x2="12.5cm" svg:y2="6.3cm">
          <text:p/>
        </draw:line>
        <draw:rect draw:style-name="gr1" draw:text-style-name="P1" draw:layer="layout" svg:width="4.2cm" svg:height="7.4cm" svg:x="2.2cm" svg:y="9.2cm">
          <text:p/>
        </draw:rect>
        <draw:line draw:style-name="gr2" draw:text-style-name="P1" draw:layer="layout" svg:x1="2.3cm" svg:y1="10cm" svg:x2="6.5cm" svg:y2="10cm">
          <text:p/>
        </draw:line>
        <draw:line draw:style-name="gr2" draw:text-style-name="P1" draw:layer="layout" svg:x1="2.3cm" svg:y1="11.5cm" svg:x2="6.5cm" svg:y2="11.5cm">
          <text:p/>
        </draw:line>
        <draw:rect draw:style-name="gr1" draw:text-style-name="P1" draw:layer="layout" svg:width="4.2cm" svg:height="7.3cm" svg:x="8.4cm" svg:y="9.3cm">
          <text:p/>
        </draw:rect>
        <draw:line draw:style-name="gr2" draw:text-style-name="P1" draw:layer="layout" svg:x1="8.4cm" svg:y1="10.1cm" svg:x2="12.6cm" svg:y2="10.1cm">
          <text:p/>
        </draw:line>
        <draw:line draw:style-name="gr2" draw:text-style-name="P1" draw:layer="layout" svg:x1="8.4cm" svg:y1="11.6cm" svg:x2="12.6cm" svg:y2="11.6cm">
          <text:p/>
        </draw:line>
        <draw:rect draw:style-name="gr1" draw:text-style-name="P1" draw:layer="layout" svg:width="4.2cm" svg:height="7.3cm" svg:x="14.3cm" svg:y="9.3cm">
          <text:p/>
        </draw:rect>
        <draw:line draw:style-name="gr2" draw:text-style-name="P1" draw:layer="layout" svg:x1="14.3cm" svg:y1="10.1cm" svg:x2="18.5cm" svg:y2="10.1cm">
          <text:p/>
        </draw:line>
        <draw:line draw:style-name="gr2" draw:text-style-name="P1" draw:layer="layout" svg:x1="14.3cm" svg:y1="11.6cm" svg:x2="18.5cm" svg:y2="11.6cm">
          <text:p/>
        </draw:line>
        <draw:frame draw:style-name="gr3" draw:text-style-name="P2" draw:layer="layout" svg:width="2.039cm" svg:height="0.839cm" svg:x="9.4cm" svg:y="4cm">
          <draw:text-box>
            <text:p text:style-name="P2">Shape</text:p>
          </draw:text-box>
        </draw:frame>
        <draw:frame draw:style-name="gr4" draw:text-style-name="P3" draw:layer="layout" svg:width="3.8cm" svg:height="1.427cm" svg:x="8.6cm" svg:y="6.3cm">
          <draw:text-box>
            <text:p text:style-name="P3"><text:span text:style-name="T1">+ volume() : dbl</text:span></text:p>
            <text:p text:style-name="P3"><text:span text:style-name="T1">+ area() : dbl</text:span></text:p>
          </draw:text-box>
        </draw:frame>
        <draw:frame draw:style-name="gr3" draw:text-style-name="P2" draw:layer="layout" svg:width="1.772cm" svg:height="0.839cm" svg:x="3.161cm" svg:y="9.161cm">
          <draw:text-box>
            <text:p text:style-name="P2">Cube</text:p>
          </draw:text-box>
        </draw:frame>
        <draw:frame draw:style-name="gr3" draw:text-style-name="P2" draw:layer="layout" svg:width="2.217cm" svg:height="0.839cm" svg:x="9.361cm" svg:y="9.261cm">
          <draw:text-box>
            <text:p text:style-name="P2">Sphere</text:p>
          </draw:text-box>
        </draw:frame>
        <draw:frame draw:style-name="gr3" draw:text-style-name="P2" draw:layer="layout" svg:width="2.445cm" svg:height="0.839cm" svg:x="15.361cm" svg:y="9.3cm">
          <draw:text-box>
            <text:p text:style-name="P2">Cylinder</text:p>
          </draw:text-box>
        </draw:frame>
        <draw:frame draw:style-name="gr5" draw:text-style-name="P2" draw:layer="layout" svg:width="2.9cm" svg:height="1.4cm" svg:x="2.9cm" svg:y="10.1cm">
          <draw:text-box>
            <text:p text:style-name="P2">- side : int</text:p>
          </draw:text-box>
        </draw:frame>
        <draw:frame draw:style-name="gr4" draw:text-style-name="P2" draw:layer="layout" svg:width="3.7cm" svg:height="1.427cm" svg:x="8.6cm" svg:y="10.1cm">
          <draw:text-box>
            <text:p text:style-name="P2">- radius : dbl</text:p>
          </draw:text-box>
        </draw:frame>
        <draw:frame draw:style-name="gr4" draw:text-style-name="P2" draw:layer="layout" svg:width="3.5cm" svg:height="1.427cm" svg:x="14.6cm" svg:y="10.2cm">
          <draw:text-box>
            <text:p text:style-name="P2">- radius : dbl</text:p>
            <text:p text:style-name="P2">- height : dbl</text:p>
          </draw:text-box>
        </draw:frame>
        <draw:frame draw:style-name="gr6" draw:text-style-name="P2" draw:layer="layout" svg:width="4.1cm" svg:height="2.621cm" svg:x="2.2cm" svg:y="11.5cm">
          <draw:text-box>
            <text:p text:style-name="P2"><text:span text:style-name="T1">+ Cube() : int</text:span></text:p>
            <text:p text:style-name="P2"><text:span text:style-name="T1">+ setSides() : int</text:span></text:p>
            <text:p text:style-name="P2"><text:span text:style-name="T1">+ volume() : dbl</text:span></text:p>
            <text:p text:style-name="P2"><text:span text:style-name="T1">+ area() : dbl</text:span></text:p>
            <text:p text:style-name="P2"><text:span text:style-name="T1"><text:s/></text:span></text:p>
          </draw:text-box>
        </draw:frame>
        <draw:frame draw:style-name="gr6" draw:text-style-name="P2" draw:layer="layout" svg:width="4.1cm" svg:height="2.621cm" svg:x="8.5cm" svg:y="11.7cm">
          <draw:text-box>
            <text:p text:style-name="P2"><text:span text:style-name="T1">+ Sphere() : int</text:span></text:p>
            <text:p text:style-name="P2"><text:span text:style-name="T1">+ setRadius() : dbl</text:span></text:p>
            <text:p text:style-name="P2"><text:span text:style-name="T1">+ volume() : dbl</text:span></text:p>
            <text:p text:style-name="P2"><text:span text:style-name="T1">+ area() : dbl</text:span></text:p>
            <text:p text:style-name="P2"><text:span text:style-name="T1"><text:s/></text:span></text:p>
          </draw:text-box>
        </draw:frame>
        <draw:frame draw:style-name="gr6" draw:text-style-name="P2" draw:layer="layout" svg:width="4.1cm" svg:height="3.095cm" svg:x="14.4cm" svg:y="11.7cm">
          <draw:text-box>
            <text:p text:style-name="P2"><text:span text:style-name="T1">+ Cylinder() : int</text:span></text:p>
            <text:p text:style-name="P2"><text:span text:style-name="T1">+ setRadius() : dbl</text:span></text:p>
            <text:p text:style-name="P2"><text:span text:style-name="T1">+ setHeight() : dbl</text:span></text:p>
            <text:p text:style-name="P2"><text:span text:style-name="T1">+ volume() : dbl</text:span></text:p>
            <text:p text:style-name="P2"><text:span text:style-name="T1">+ area() : dbl</text:span></text:p>
            <text:p text:style-name="P2"><text:span text:style-name="T1"><text:s/></text:span></text:p>
          </draw:text-box>
        </draw:frame>
        <draw:rect draw:style-name="gr1" draw:text-style-name="P1" draw:layer="layout" svg:width="4.2cm" svg:height="4.1cm" svg:x="15.2cm" svg:y="3.734cm">
          <text:p/>
        </draw:rect>
        <draw:line draw:style-name="gr2" draw:text-style-name="P1" draw:layer="layout" svg:x1="15.2cm" svg:y1="4.634cm" svg:x2="19.4cm" svg:y2="4.634cm">
          <text:p/>
        </draw:line>
        <draw:line draw:style-name="gr2" draw:text-style-name="P1" draw:layer="layout" svg:x1="15.2cm" svg:y1="6.334cm" svg:x2="19.4cm" svg:y2="6.334cm">
          <text:p/>
        </draw:line>
        <draw:frame draw:style-name="gr3" draw:text-style-name="P2" draw:layer="layout" svg:width="1.912cm" svg:height="0.839cm" svg:x="16.2cm" svg:y="3.734cm">
          <draw:text-box>
            <text:p text:style-name="P2">Driver</text:p>
          </draw:text-box>
        </draw:frame>
        <draw:frame draw:style-name="gr4" draw:text-style-name="P2" draw:layer="layout" svg:width="3.7cm" svg:height="1.427cm" svg:x="8.6cm" svg:y="10.101cm">
          <draw:text-box>
            <text:p text:style-name="P2">- radius : dbl</text:p>
          </draw:text-box>
        </draw:frame>
        <draw:frame draw:style-name="gr6" draw:text-style-name="P2" draw:layer="layout" svg:width="4.1cm" svg:height="1.787cm" svg:x="15.2cm" svg:y="6.413cm">
          <draw:text-box>
            <text:p text:style-name="P2"><text:span text:style-name="T1">+ main (args : String []) : void</text:span></text:p>
            <text:p text:style-name="P2"><text:span text:style-name="T1"><text:s/></text:span></text:p>
          </draw:text-box>
        </draw:frame>
        <draw:line draw:style-name="gr7" draw:text-style-name="P1" draw:layer="layout" svg:x1="4.5cm" svg:y1="9.1cm" svg:x2="9.1cm" svg:y2="7.8cm">
          <text:p/>
        </draw:line>
        <draw:line draw:style-name="gr7" draw:text-style-name="P1" draw:layer="layout" svg:x1="10.5cm" svg:y1="9.3cm" svg:x2="10.5cm" svg:y2="7.8cm">
          <text:p/>
        </draw:line>
        <draw:line draw:style-name="gr7" draw:text-style-name="P1" draw:layer="layout" svg:x1="16.4cm" svg:y1="9.3cm" svg:x2="11.6cm" svg:y2="7.8cm">
          <text:p/>
        </draw:line>
        <draw:line draw:style-name="gr8" draw:text-style-name="P1" draw:layer="layout" svg:x1="15.2cm" svg:y1="5.4cm" svg:x2="12.5cm" svg:y2="5.9cm">
          <text:p/>
        </draw:line>
        <draw:frame draw:style-name="gr9" draw:layer="layout" svg:width="10.823cm" svg:height="1.675cm" svg:x="6.077cm" svg:y="1.025cm">
          <draw:text-box>
            <text:p>Assignment #1 UML – Kayle Robson</text:p>
            <text:p>COMP 12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9T00:46:47.93</meta:creation-date>
    <dc:date>2021-09-19T01:17:53.03</dc:date>
    <meta:editing-duration>PT15M13S</meta:editing-duration>
    <meta:editing-cycles>3</meta:editing-cycles>
    <meta:generator>OpenOffice/4.1.3$Win32 OpenOffice.org_project/413m1$Build-9783</meta:generator>
    <meta:document-statistic meta:object-count="34"/>
  </office:meta>
</office:document-meta>
</file>